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P5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fo:font-size="22pt" style:font-size-asian="22pt" style:font-size-complex="22pt"/>
    </style:style>
    <style:style style:name="T2" style:family="text">
      <style:text-properties fo:font-family="'DejaVu Sans Mono'" style:font-family-generic="modern" style:font-pitch="fixed" fo:font-size="22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family="'DejaVu Sans Mono'" style:font-family-generic="modern" style:font-pitch="fixed" fo:font-size="26pt" style:font-size-asian="26pt" style:font-size-complex="26pt"/>
    </style:style>
    <style:style style:name="T5" style:family="text">
      <style:text-properties fo:font-family="'DejaVu Sans Mono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PostreSQL</text:p>
            <text:p text:style-name="P1">Baza danych nie musi być sztywn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p>Paweł Tarczykowski</text:p>
            <text:p>Tokagen</text:p>
            <text:p><text:a xlink:href="mailto:paul@tokagen.com" xlink:type="simple">paul@tokagen.com</text:a></text:p>
            <text:p><text:a xlink:href="https://github.com/far-rel" xlink:type="simple">https://github.com/far-rel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Tablice!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CREATE TABLE my_table (</text:span></text:p>
                <text:p text:style-name="P4"><text:span text:style-name="T2"><text:s text:c="2"/></text:span><text:span text:style-name="T2">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RIAL,</text:span></text:p>
                <text:p text:style-name="P4"><text:span text:style-name="T2"><text:s text:c="2"/></text:span><text:span text:style-name="T1">int_array </text:span><text:span text:style-name="T1"><text:tab/></text:span><text:span text:style-name="T1"><text:tab/></text:span><text:span text:style-name="T1">integer[],</text:span></text:p>
                <text:p text:style-name="P4"><text:span text:style-name="T1"><text:s text:c="2"/></text:span><text:span text:style-name="T1">string_array </text:span><text:span text:style-name="T1"><text:tab/></text:span><text:span text:style-name="T1">varchar[],</text:span></text:p>
                <text:p text:style-name="P4"><text:span text:style-name="T1"><text:s text:c="2"/></text:span><text:span text:style-name="T1">multi_dim</text:span><text:span text:style-name="T1"><text:tab/></text:span><text:span text:style-name="T1"><text:tab/></text:span><text:span text:style-name="T1">integer[][]</text:span></text:p>
                <text:p text:style-name="P3"><text:span text:style-name="T1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SELECT int_array FROM my_table;</text:span></text:p>
                <text:p text:style-name="P3"><text:span text:style-name="T1"/></text:p>
                <text:p text:style-name="P3"><text:span text:style-name="T1"/></text:p>
                <text:p text:style-name="P3"><text:span text:style-name="T1">| <text:s/>int_array <text:s/>|</text:span></text:p>
                <text:p text:style-name="P3"><text:span text:style-name="T1">+-------------+</text:span></text:p>
                <text:p text:style-name="P3"><text:span text:style-name="T1">| <text:s/>{1,2,3,4} <text:s/>|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waga!</text:p>
          </draw:text-box>
        </draw:frame>
        <draw:frame presentation:style-name="pr9" draw:text-style-name="P6" draw:layer="layout" svg:width="25.199cm" svg:height="12.179cm" svg:x="1.4cm" svg:y="4.914cm" presentation:class="subtitle">
          <draw:text-box>
            <text:p><text:span text:style-name="T3">Pierwszy indeks to 1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blic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LECT int_array[1] FROM my_table;</text:span></text:p>
                <text:p><text:span text:style-name="T1"/></text:p>
                <text:p><text:span text:style-name="T1"/></text:p>
                <text:p><text:span text:style-name="T1">| int_array[1] |</text:span></text:p>
                <text:p><text:span text:style-name="T1">+--------------+</text:span></text:p>
                <text:p><text:span text:style-name="T1">| <text:s text:c="5"/>1 <text:s text:c="6"/>|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int_array[2:3] FROM my_table;</text:span></text:p>
                <text:p><text:span text:style-name="T1"/></text:p>
                <text:p><text:span text:style-name="T1">| int_array[2:3] |</text:span></text:p>
                <text:p><text:span text:style-name="T1">+----------------+</text:span></text:p>
                <text:p><text:span text:style-name="T1">| <text:s text:c="4"/>{2,3} <text:s text:c="5"/>|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>INSERT INTO my_table(int_array) </text:span></text:p>
                <text:p><text:span text:style-name="T1">VALUES ('{1,2,3,4,5}');</text:span></text:p>
                <text:p><text:span text:style-name="T1"/></text:p>
                <text:p><text:span text:style-name="T1">INSERT INTO my_table(int_array) </text:span></text:p>
                <text:p><text:span text:style-name="T1">VALUES (ARRAY[1,2,3,4,5]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UPDATE my_table SET int_array[1] = 10;</text:span></text:p>
                <text:p><text:span text:style-name="T1"/></text:p>
                <text:p><text:span text:style-name="T1">UPDATE my_table </text:span></text:p>
                <text:p><text:span text:style-name="T1">SET int_array[1:2] = '{11,10}'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UPDATE my_table SET int_array[0] = 10;</text:span></text:p>
                <text:p><text:span text:style-name="T1"/></text:p>
                <text:p><text:span text:style-name="T1">UPDATE my_table SET int_array[-1] = 11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UPDATE my_table SET int_array = int_array || 10;</text:span></text:p>
                <text:p><text:span text:style-name="T1"/></text:p>
                <text:p><text:span text:style-name="T1">UPDATE my_table SET int_array = 10 || int_array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ARRAY[1,2,3] @&gt; ARRAY[1,2];</text:span></text:p>
                <text:p><text:span text:style-name="T1"/></text:p>
                <text:p><text:span text:style-name="T1">SELECT ARRAY[1,2] &lt;@ ARRAY[1,2,3];</text:span></text:p>
                <text:p><text:span text:style-name="T1"/></text:p>
                <text:p><text:span text:style-name="T1">SELECT ARRAY[1,2] &amp;&amp; ARRAY[2,3]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4">SELECT</text:span><text:span text:style-name="T1"> unnest(int_array) FROM my_table;</text:span></text:p>
                <text:p><text:span text:style-name="T1"/></text:p>
                <text:p><text:span text:style-name="T1">| <text:s/>int_array <text:s/>|</text:span></text:p>
                <text:p><text:span text:style-name="T1">+-------------+</text:span></text:p>
                <text:p><text:span text:style-name="T1">| <text:s text:c="5"/>1 <text:s text:c="5"/>|</text:span></text:p>
                <text:p><text:span text:style-name="T1">| <text:s text:c="5"/>2 <text:s text:c="5"/>|</text:span></text:p>
                <text:p><text:span text:style-name="T1">| <text:s text:c="5"/>3 <text:s text:c="5"/>|</text:span></text:p>
                <text:p><text:span text:style-name="T1">| <text:s text:c="5"/>4 <text:s text:c="5"/>|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ic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e.*, array_agg(ed.department_id)</text:span></text:p>
                <text:p><text:span text:style-name="T1">FROM employees e </text:span></text:p>
                <text:p><text:span text:style-name="T1">JOIN employee_departments ed ON</text:span></text:p>
                <text:p><text:span text:style-name="T1">e.id = ed.employee_id</text:span></text:p>
                <text:p><text:span text:style-name="T1">GROUP BY e.id;</text:span></text:p>
                <text:p><text:span text:style-name="T1">| <text:s/>id <text:s/>| name | depts |</text:span></text:p>
                <text:p><text:span text:style-name="T1">+------+------+-------+</text:span></text:p>
                <text:p><text:span text:style-name="T1">| <text:s/>1 <text:s text:c="2"/>| John | {1,2} |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Hstore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CREATE EXTENSION hstore;</text:span></text:p>
                <text:p><text:span text:style-name="T1"/></text:p>
                <text:p><text:span text:style-name="T1">CREATE TABLE hstore_table (</text:span></text:p>
                <text:p text:style-name="P4"><text:span text:style-name="T2"><text:s text:c="2"/></text:span><text:span text:style-name="T2">id <text:s text:c="12"/>SERIAL,</text:span></text:p>
                <text:p><text:span text:style-name="T1"><text:s text:c="2"/></text:span><text:span text:style-name="T1">hstore_field <text:s text:c="2"/>hstore</text:span></text:p>
                <text:p><text:span text:style-name="T1">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hstore_field FROM hstore_table;</text:span></text:p>
                <text:p><text:span text:style-name="T1"/></text:p>
                <text:p><text:span text:style-name="T1">| hstore_table |</text:span></text:p>
                <text:p><text:span text:style-name="T1">+--------------+</text:span></text:p>
                <text:p><text:span text:style-name="T1">| <text:s/>a=&gt;b,c=&gt;d <text:s text:c="2"/>|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hstore_field -&gt; 'a' FROM hstore_table;</text:span></text:p>
                <text:p><text:span text:style-name="T1"/></text:p>
                <text:p><text:span text:style-name="T1">| hstore_table |</text:span></text:p>
                <text:p><text:span text:style-name="T1">+--------------+</text:span></text:p>
                <text:p><text:span text:style-name="T1">| <text:s text:c="5"/>b <text:s text:c="6"/>|</text:span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INSERT INTO hstore_table </text:span></text:p>
                <text:p><text:span text:style-name="T1">VALUES ('a=&gt;b, c=&gt;d');</text:span></text:p>
                <text:p><text:span text:style-name="T1"/></text:p>
                <text:p><text:span text:style-name="T1">UPDATE hstore_table </text:span></text:p>
                <text:p><text:span text:style-name="T1">SET hstore_table = 'a=&gt;c'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UPDATE hstore_table SET</text:span></text:p>
                <text:p><text:span text:style-name="T1">hstore_field = hstore_field || 'f=&gt;g';</text:span></text:p>
                <text:p><text:span text:style-name="T1"/></text:p>
                <text:p><text:span text:style-name="T1">UPDATE hstore_table SET</text:span></text:p>
                <text:p><text:span text:style-name="T1">hstore_field = delete(hstore_field, 'a'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akeys(hstore_field) FROM hstore_table;</text:span></text:p>
                <text:p><text:span text:style-name="T1"/></text:p>
                <text:p><text:span text:style-name="T1">SELECT avals(hstore_field) FROM hstore_table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stor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ELECT hstore(employees) FROM employees;</text:span></text:p>
                <text:p><text:span text:style-name="T1"/></text:p>
                <text:p><text:span text:style-name="T1">SELECT * FROM </text:span></text:p>
                <text:p><text:span text:style-name="T1">populate_record(NULL::employees,'id=&gt;1,name=&gt;John'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Własne typy danych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umeratory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CREATE TYPE order_status AS ENUM (</text:span></text:p>
                <text:p><text:span text:style-name="T1"><text:s text:c="2"/></text:span><text:span text:style-name="T1">'in_progress', </text:span></text:p>
                <text:p><text:span text:style-name="T1"><text:s text:c="2"/></text:span><text:span text:style-name="T1">'paid',</text:span></text:p>
                <text:p><text:span text:style-name="T1"><text:s text:c="2"/></text:span><text:span text:style-name="T1">'in_delivery',</text:span></text:p>
                <text:p><text:span text:style-name="T1"><text:s text:c="2"/></text:span><text:span text:style-name="T1">'delivered'</text:span></text:p>
                <text:p><text:span text:style-name="T1">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y złożone</text:p>
          </draw:text-box>
        </draw:frame>
        <draw:frame presentation:style-name="pr6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CREATE TYPE person AS (</text:span></text:p>
                <text:p><text:span text:style-name="T1"><text:s text:c="2"/></text:span><text:span text:style-name="T1">first_name VARCHAR,</text:span></text:p>
                <text:p><text:span text:style-name="T1"><text:s text:c="2"/></text:span><text:span text:style-name="T1">last_name VARCHAR,</text:span></text:p>
                <text:p><text:span text:style-name="T1"><text:s text:c="2"/></text:span><text:span text:style-name="T1">age INTEGER</text:span></text:p>
                <text:p><text:span text:style-name="T1">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y złożone</text:p>
          </draw:text-box>
        </draw:frame>
        <draw:frame presentation:style-name="pr6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5">CREATE TABLE orders (</text:span></text:p>
                <text:p text:style-name="P8"><text:span text:style-name="T5"><text:s text:c="2"/></text:span><text:span text:style-name="T5">id <text:s text:c="6"/>SERIAL,</text:span></text:p>
                <text:p text:style-name="P8"><text:span text:style-name="T5"><text:s text:c="2"/></text:span><text:span text:style-name="T5">p <text:s text:c="7"/>person,</text:span></text:p>
                <text:p text:style-name="P8"><text:span text:style-name="T5"><text:s text:c="2"/></text:span><text:span text:style-name="T5">status <text:s text:c="2"/>order_status</text:span></text:p>
                <text:p text:style-name="P8"><text:span text:style-name="T5">);</text:span></text:p>
                <text:p text:style-name="P8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y złożone</text:p>
          </draw:text-box>
        </draw:frame>
        <draw:frame presentation:style-name="pr6" draw:text-style-name="P8" draw:layer="layout" svg:width="25.199cm" svg:height="12.18cm" svg:x="1.4cm" svg:y="4.914cm" presentation:class="outline">
          <draw:text-box>
            <text:list text:style-name="L2">
              <text:list-header>
                <text:p text:style-name="P8"><text:span text:style-name="T5">INSERT INTO orders(p, status) </text:span></text:p>
                <text:p text:style-name="P8"><text:span text:style-name="T5">VALUES (('John', 'Doe', 21), 'delivered');</text:span></text:p>
                <text:p text:style-name="P8"><text:span text:style-name="T5"/></text:p>
                <text:p text:style-name="P8"><text:span text:style-name="T5"/></text:p>
                <text:p text:style-name="P8"><text:span text:style-name="T5">UPDATE orders SET p.first_name = 'Paul',</text:span></text:p>
                <text:p text:style-name="P8"><text:span text:style-name="T5"><text:s text:c="18"/></text:span><text:span text:style-name="T5">status = 'in_delivery'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y złożon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ELECT (orders.p).first_name FROM orders;</text:span></text:p>
                <text:p><text:span text:style-name="T2"/></text:p>
                <text:p><text:span text:style-name="T2"/></text:p>
                <text:p><text:span text:style-name="T2">| <text:s/>first_name <text:s/>|</text:span></text:p>
                <text:p><text:span text:style-name="T2">+--------------+</text:span></text:p>
                <text:p><text:span text:style-name="T2">| <text:s text:c="4"/>Paul <text:s text:c="4"/>|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Pytania?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Dziękuję!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weł Tarczykowski</meta:initial-creator>
    <meta:creation-date>2014-04-13T19:50:58</meta:creation-date>
    <dc:date>2014-04-16T10:39:32</dc:date>
    <dc:creator>Paweł Tarczykowski</dc:creator>
    <meta:editing-duration>PT5H27M24S</meta:editing-duration>
    <meta:editing-cycles>30</meta:editing-cycles>
    <meta:generator>LibreOffice/4.0.2.2$Linux_X86_64 LibreOffice_project/400m0$Build-2</meta:generator>
    <meta:document-statistic meta:object-count="143"/>
  </office:meta>
</office:document-meta>
</file>